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dobe Caslon Pro Bold" svg:font-family="'Adobe Caslon Pro Bold', 'Times New Roman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521cm" table:align="left" style:writing-mode="lr-tb"/>
    </style:style>
    <style:style style:name="Table1.A" style:family="table-column">
      <style:table-column-properties style:column-width="5.369cm"/>
    </style:style>
    <style:style style:name="Table1.B" style:family="table-column">
      <style:table-column-properties style:column-width="11.1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203cm" fo:padding-right="0.203cm" fo:padding-top="0.051cm" fo:padding-bottom="0.051cm" fo:border-left="0.5pt dotted #c0c0c0" fo:border-right="none" fo:border-top="0.5pt dotted #c0c0c0" fo:border-bottom="0.5pt dotted #c0c0c0" style:writing-mode="lr-tb"/>
    </style:style>
    <style:style style:name="Table1.B1" style:family="table-cell">
      <style:table-cell-properties style:vertical-align="top" fo:padding-left="0.203cm" fo:padding-right="0.203cm" fo:padding-top="0.051cm" fo:padding-bottom="0.051cm" fo:border="0.5pt dotted #c0c0c0" style:writing-mode="lr-tb"/>
    </style:style>
    <style:style style:name="P1" style:family="paragraph" style:parent-style-name="Standard">
      <style:text-properties style:font-name="Adobe Caslon Pro Bold" fo:font-size="10pt" style:font-size-asian="10pt" style:font-name-complex="Adobe Caslon Pro Bold" style:font-size-complex="10pt"/>
    </style:style>
    <style:style style:name="P2" style:family="paragraph" style:parent-style-name="Standard">
      <style:paragraph-properties>
        <style:tab-stops>
          <style:tab-stop style:position="0.953cm"/>
          <style:tab-stop style:position="3.81cm"/>
          <style:tab-stop style:position="4.128cm"/>
        </style:tab-stops>
      </style:paragraph-properties>
      <style:text-properties style:font-name="Adobe Caslon Pro Bold" fo:font-size="10pt" style:font-size-asian="10pt" style:font-name-complex="Adobe Caslon Pro Bold" style:font-size-complex="10pt"/>
    </style:style>
    <style:style style:name="P3" style:family="paragraph" style:parent-style-name="Standard">
      <style:paragraph-properties>
        <style:tab-stops>
          <style:tab-stop style:position="0.953cm"/>
          <style:tab-stop style:position="3.175cm"/>
          <style:tab-stop style:position="3.493cm"/>
        </style:tab-stops>
      </style:paragraph-properties>
      <style:text-properties style:font-name="Adobe Caslon Pro Bold" fo:font-size="10pt" style:font-size-asian="10pt" style:font-name-complex="Adobe Caslon Pro Bold" style:font-size-complex="10pt"/>
    </style:style>
    <style:style style:name="P4" style:family="paragraph" style:parent-style-name="Standard">
      <style:text-properties style:font-name="Adobe Caslon Pro Bold" fo:font-size="10pt" fo:language="sv" fo:country="SE" style:font-size-asian="10pt" style:font-name-complex="Adobe Caslon Pro Bold" style:font-size-complex="10pt"/>
    </style:style>
    <style:style style:name="P5" style:family="paragraph" style:parent-style-name="Standard">
      <style:paragraph-properties>
        <style:tab-stops>
          <style:tab-stop style:position="0.953cm"/>
          <style:tab-stop style:position="3.81cm"/>
          <style:tab-stop style:position="4.128cm"/>
        </style:tab-stops>
      </style:paragraph-properties>
      <style:text-properties style:font-name="Adobe Caslon Pro Bold" fo:font-size="10pt" fo:font-weight="bold" style:font-size-asian="10pt" style:font-weight-asian="bold" style:font-name-complex="Adobe Caslon Pro Bold" style:font-size-complex="10pt"/>
    </style:style>
    <style:style style:name="P6" style:family="paragraph" style:parent-style-name="Standard">
      <style:paragraph-properties>
        <style:tab-stops>
          <style:tab-stop style:position="0.953cm"/>
          <style:tab-stop style:position="3.175cm"/>
          <style:tab-stop style:position="3.493cm"/>
        </style:tab-stops>
      </style:paragraph-properties>
      <style:text-properties style:font-name="Adobe Caslon Pro Bold" fo:font-size="10pt" fo:font-weight="bold" style:font-size-asian="10pt" style:font-weight-asian="bold" style:font-name-complex="Adobe Caslon Pro Bold" style:font-size-complex="10pt"/>
    </style:style>
    <style:style style:name="P7" style:family="paragraph" style:parent-style-name="Standard">
      <style:text-properties style:font-name="Adobe Caslon Pro Bold" fo:font-size="10pt" fo:letter-spacing="0.025cm" fo:font-weight="bold" style:font-size-asian="10pt" style:font-weight-asian="bold" style:font-name-complex="Adobe Caslon Pro Bold" style:font-size-complex="10pt"/>
    </style:style>
    <style:style style:name="P8" style:family="paragraph" style:parent-style-name="Standard">
      <style:text-properties style:font-name="Adobe Caslon Pro Bold" fo:font-size="10pt" fo:letter-spacing="0.025cm" style:font-size-asian="10pt" style:font-name-complex="Adobe Caslon Pro Bold" style:font-size-complex="10pt"/>
    </style:style>
    <style:style style:name="P9" style:family="paragraph" style:parent-style-name="Standard">
      <style:paragraph-properties>
        <style:tab-stops>
          <style:tab-stop style:position="0.953cm"/>
          <style:tab-stop style:position="3.175cm"/>
          <style:tab-stop style:position="3.493cm"/>
        </style:tab-stops>
      </style:paragraph-properties>
      <style:text-properties style:font-name="Adobe Caslon Pro Bold" fo:font-weight="bold" style:font-weight-asian="bold" style:font-name-complex="Adobe Caslon Pro Bold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dobe Caslon Pro Bold" fo:font-size="10pt" fo:font-weight="bold" style:font-size-asian="10pt" style:font-weight-asian="bold" style:font-name-complex="Adobe Caslon Pro Bold" style:font-size-complex="10pt" style:font-weight-complex="bold"/>
    </style:style>
    <style:style style:name="P11" style:family="paragraph" style:parent-style-name="Standard">
      <style:paragraph-properties fo:margin-left="0cm" fo:margin-right="-0.635cm" fo:text-indent="0cm" style:auto-text-indent="false"/>
      <style:text-properties style:font-name="Adobe Caslon Pro Bold" fo:font-size="10pt" fo:font-weight="bold" style:font-size-asian="10pt" style:font-weight-asian="bold" style:font-name-complex="Adobe Caslon Pro Bold" style:font-size-complex="10pt"/>
    </style:style>
    <style:style style:name="P12" style:family="paragraph" style:parent-style-name="Standard">
      <style:paragraph-properties fo:margin-left="0cm" fo:margin-right="-0.635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dobe Caslon Pro Bold" fo:font-weight="bold" style:font-weight-asian="bold" style:font-name-complex="Adobe Caslon Pro Bold"/>
    </style:style>
    <style:style style:name="P13" style:family="paragraph" style:parent-style-name="Standard">
      <style:paragraph-properties fo:margin-left="0cm" fo:margin-right="-0.635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dobe Caslon Pro Bold" fo:font-size="10pt" fo:font-weight="bold" style:font-size-asian="10pt" style:font-weight-asian="bold" style:font-name-complex="Adobe Caslon Pro Bold" style:font-size-complex="10pt"/>
    </style:style>
    <style:style style:name="P14" style:family="paragraph" style:parent-style-name="Standard">
      <style:paragraph-properties fo:margin-left="0cm" fo:margin-right="-0.635cm" fo:margin-top="0cm" fo:margin-bottom="0.353cm" fo:line-height="150%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dobe Caslon Pro Bold" fo:font-weight="bold" style:font-weight-asian="bold" style:font-name-complex="Adobe Caslon Pro Bold" style:font-weight-complex="normal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Adobe Caslon Pro Bold" fo:font-size="10pt" style:font-size-asian="10pt" style:font-name-complex="Adobe Caslon Pro Bold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>
        <style:tab-stops/>
      </style:paragraph-properties>
      <style:text-properties style:font-name="Adobe Caslon Pro Bold" fo:font-size="10pt" style:font-size-asian="10pt" style:font-name-complex="Adobe Caslon Pro Bold" style:font-weight-complex="bold"/>
    </style:style>
    <style:style style:name="P17" style:family="paragraph" style:parent-style-name="Company_20_Name">
      <style:paragraph-properties fo:margin-top="0cm" fo:margin-bottom="0cm" fo:line-height="100%">
        <style:tab-stops/>
      </style:paragraph-properties>
      <style:text-properties style:font-name="Adobe Caslon Pro Bold" fo:font-size="10pt" style:font-size-asian="10pt" style:font-name-complex="Adobe Caslon Pro Bold" style:font-weight-complex="bold"/>
    </style:style>
    <style:style style:name="P18" style:family="paragraph" style:parent-style-name="Company_20_Name">
      <style:paragraph-properties fo:margin-top="0cm" fo:margin-bottom="0cm" fo:line-height="100%">
        <style:tab-stops/>
      </style:paragraph-properties>
      <style:text-properties style:font-name="Adobe Caslon Pro Bold" fo:font-size="10pt" fo:language="sv" fo:country="SE" style:font-size-asian="10pt" style:font-name-complex="Adobe Caslon Pro Bold"/>
    </style:style>
    <style:style style:name="P19" style:family="paragraph" style:parent-style-name="Company_20_Name">
      <style:paragraph-properties fo:margin-top="0cm" fo:margin-bottom="0cm" fo:line-height="100%">
        <style:tab-stops/>
      </style:paragraph-properties>
      <style:text-properties style:font-name="Adobe Caslon Pro Bold" fo:font-size="10pt" fo:font-weight="normal" style:font-size-asian="10pt" style:font-weight-asian="normal" style:font-name-complex="Adobe Caslon Pro Bold" style:font-weight-complex="normal"/>
    </style:style>
    <style:style style:name="P20" style:family="paragraph" style:parent-style-name="Section_20_Title">
      <style:paragraph-properties fo:line-height="100%"/>
      <style:text-properties style:font-name="Adobe Caslon Pro Bold" fo:font-weight="bold" style:font-weight-asian="bold" style:font-name-complex="Adobe Caslon Pro Bold"/>
    </style:style>
    <style:style style:name="P21" style:family="paragraph" style:parent-style-name="Section_20_Title">
      <style:paragraph-properties fo:line-height="100%">
        <style:tab-stops>
          <style:tab-stop style:position="10.372cm"/>
        </style:tab-stops>
      </style:paragraph-properties>
      <style:text-properties style:font-name="Adobe Caslon Pro Bold" fo:font-weight="bold" style:font-weight-asian="bold" style:font-name-complex="Adobe Caslon Pro Bold"/>
    </style:style>
    <style:style style:name="P22" style:family="paragraph" style:parent-style-name="Section_20_Title">
      <style:paragraph-properties fo:line-height="100%">
        <style:tab-stops>
          <style:tab-stop style:position="10.372cm"/>
        </style:tab-stops>
      </style:paragraph-properties>
      <style:text-properties style:font-name="Adobe Caslon Pro Bold" fo:font-size="10pt" fo:font-weight="bold" style:font-size-asian="10pt" style:font-weight-asian="bold" style:font-name-complex="Adobe Caslon Pro Bold" style:font-size-complex="10pt"/>
    </style:style>
    <style:style style:name="P23" style:family="paragraph" style:parent-style-name="Section_20_Title">
      <style:paragraph-properties fo:line-height="100%"/>
      <style:text-properties fo:font-variant="normal" fo:text-transform="none" fo:color="#000000" style:font-name="Adobe Caslon Pro Bold" fo:letter-spacing="normal" style:font-name-complex="Adobe Caslon Pro Bold"/>
    </style:style>
    <style:style style:name="P24" style:family="paragraph" style:parent-style-name="Objective">
      <style:paragraph-properties fo:line-height="100%"/>
      <style:text-properties style:font-name="Adobe Caslon Pro Bold" fo:font-size="10pt" fo:font-weight="bold" style:font-size-asian="10pt" style:font-weight-asian="bold" style:font-name-complex="Adobe Caslon Pro Bold"/>
    </style:style>
    <style:style style:name="P25" style:family="paragraph" style:parent-style-name="Objective">
      <style:paragraph-properties fo:line-height="100%">
        <style:tab-stops>
          <style:tab-stop style:position="10.372cm"/>
        </style:tab-stops>
      </style:paragraph-properties>
      <style:text-properties style:font-name="Adobe Caslon Pro Bold" fo:font-size="10pt" fo:font-weight="bold" style:font-size-asian="10pt" style:font-weight-asian="bold" style:font-name-complex="Adobe Caslon Pro Bold" style:font-size-complex="10pt"/>
    </style:style>
    <style:style style:name="P26" style:family="paragraph" style:parent-style-name="Achievement">
      <style:paragraph-properties fo:margin-left="0.423cm" fo:margin-right="-0.318cm" fo:text-indent="-0.423cm" style:auto-text-indent="false"/>
      <style:text-properties style:font-name="Adobe Caslon Pro Bold" fo:font-size="10pt" style:font-size-asian="10pt" style:font-name-complex="Adobe Caslon Pro Bold"/>
    </style:style>
    <style:style style:name="P27" style:family="paragraph" style:parent-style-name="Achievement">
      <style:paragraph-properties fo:margin-left="0.423cm" fo:margin-right="-0.318cm" fo:text-indent="-0.423cm" style:auto-text-indent="false"/>
      <style:text-properties style:font-name="Adobe Caslon Pro Bold" fo:font-size="10pt" style:text-underline-style="solid" style:text-underline-width="auto" style:text-underline-color="font-color" fo:font-weight="bold" style:font-size-asian="10pt" style:font-weight-asian="bold" style:font-name-complex="Adobe Caslon Pro Bold"/>
    </style:style>
    <style:style style:name="P28" style:family="paragraph" style:parent-style-name="Achievement">
      <style:paragraph-properties fo:margin-left="0.423cm" fo:margin-right="-0.318cm" fo:text-indent="-0.423cm" style:auto-text-indent="false">
        <style:tab-stops>
          <style:tab-stop style:position="15.214cm"/>
        </style:tab-stops>
      </style:paragraph-properties>
      <style:text-properties style:font-name="Adobe Caslon Pro Bold" fo:font-size="10pt" style:text-underline-style="solid" style:text-underline-width="auto" style:text-underline-color="font-color" fo:font-weight="bold" style:font-size-asian="10pt" style:font-weight-asian="bold" style:font-name-complex="Adobe Caslon Pro Bold"/>
    </style:style>
    <style:style style:name="P29" style:family="paragraph" style:parent-style-name="Normal_2b_11pt">
      <style:paragraph-properties fo:margin-left="0cm" fo:margin-right="0cm" fo:text-align="start" style:justify-single-word="false" fo:text-indent="0cm" style:auto-text-indent="false">
        <style:tab-stops>
          <style:tab-stop style:position="9.208cm"/>
        </style:tab-stops>
      </style:paragraph-properties>
      <style:text-properties fo:color="#000000" style:font-name="Adobe Caslon Pro Bold" fo:font-size="10pt" fo:font-weight="bold" fo:background-color="transparent" style:font-size-asian="10pt" style:font-weight-asian="bold" style:font-name-complex="Adobe Caslon Pro Bold" style:font-size-complex="10pt" style:font-weight-complex="bold"/>
    </style:style>
    <style:style style:name="P30" style:family="paragraph" style:parent-style-name="Normal_2b_11pt">
      <style:paragraph-properties fo:margin-left="0cm" fo:margin-right="0cm" fo:text-align="start" style:justify-single-word="false" fo:text-indent="0cm" style:auto-text-indent="false">
        <style:tab-stops>
          <style:tab-stop style:position="9.208cm"/>
        </style:tab-stops>
      </style:paragraph-properties>
      <style:text-properties fo:color="#000000" style:font-name="Adobe Caslon Pro Bold" fo:font-size="10pt" fo:background-color="transparent" style:font-size-asian="10pt" style:font-name-complex="Adobe Caslon Pro Bold" style:font-size-complex="10pt" style:font-weight-complex="bold"/>
    </style:style>
    <style:style style:name="P31" style:family="paragraph" style:parent-style-name="Standard" style:list-style-name="WW8Num2">
      <style:text-properties style:font-name="Adobe Caslon Pro Bold" fo:font-size="10pt" style:font-size-asian="10pt" style:font-name-complex="Adobe Caslon Pro Bold" style:font-size-complex="10pt" style:font-weight-complex="bold"/>
    </style:style>
    <style:style style:name="P32" style:family="paragraph" style:parent-style-name="Standard" style:list-style-name="L3"/>
    <style:style style:name="P33" style:family="paragraph" style:parent-style-name="Standard" style:list-style-name="WW8Num2">
      <style:paragraph-properties fo:margin-top="0cm" fo:margin-bottom="0.353cm" fo:line-height="150%" fo:text-align="justify" style:justify-single-word="false"/>
      <style:text-properties style:font-name="Adobe Caslon Pro Bold" fo:font-size="10pt" style:font-size-asian="10pt" style:font-name-complex="Adobe Caslon Pro Bold" style:font-size-complex="10pt" style:font-weight-complex="bold"/>
    </style:style>
    <style:style style:name="P34" style:family="paragraph" style:parent-style-name="Standard" style:list-style-name="L2">
      <style:paragraph-properties fo:margin-top="0cm" fo:margin-bottom="0.353cm" fo:line-height="150%" fo:text-align="justify" style:justify-single-word="false"/>
      <style:text-properties style:font-name="Adobe Caslon Pro Bold" fo:font-weight="normal" style:font-weight-asian="normal" style:font-name-complex="Adobe Caslon Pro Bold" style:font-weight-complex="normal"/>
    </style:style>
    <style:style style:name="P35" style:family="paragraph" style:parent-style-name="Company_20_Name" style:master-page-name="Standard">
      <style:paragraph-properties fo:margin-top="0cm" fo:margin-bottom="0cm" fo:line-height="100%" style:page-number="auto">
        <style:tab-stops/>
      </style:paragraph-properties>
      <style:text-properties style:font-name="Adobe Caslon Pro Bold" fo:font-size="10pt" fo:font-weight="bold" style:font-size-asian="10pt" style:font-weight-asian="bold" style:font-name-complex="Adobe Caslon Pro Bold" style:font-weight-complex="bold"/>
    </style:style>
    <style:style style:name="P36" style:family="paragraph" style:parent-style-name="Achievement" style:list-style-name="L1">
      <style:paragraph-properties fo:line-height="100%">
        <style:tab-stops>
          <style:tab-stop style:position="2.981cm"/>
        </style:tab-stops>
      </style:paragraph-properties>
      <style:text-properties style:font-name="Adobe Caslon Pro Bold" fo:font-size="10pt" fo:font-weight="bold" style:font-size-asian="10pt" style:font-weight-asian="bold" style:font-name-complex="Adobe Caslon Pro Bold"/>
    </style:style>
    <style:style style:name="P37" style:family="paragraph" style:parent-style-name="Achievement" style:list-style-name="WW8Num3">
      <style:paragraph-properties fo:line-height="100%"/>
      <style:text-properties style:font-name="Adobe Caslon Pro Bold" fo:font-size="10pt" style:font-size-asian="10pt" style:font-name-complex="Adobe Caslon Pro Bold"/>
    </style:style>
    <style:style style:name="P38" style:family="paragraph" style:parent-style-name="Achievement" style:list-style-name="L1">
      <style:text-properties style:font-name="Adobe Caslon Pro Bold" fo:font-size="10pt" style:font-size-asian="10pt" style:font-name-complex="Adobe Caslon Pro Bold"/>
    </style:style>
    <style:style style:name="P39" style:family="paragraph" style:parent-style-name="Achievement" style:list-style-name="L1">
      <style:paragraph-properties>
        <style:tab-stops>
          <style:tab-stop style:position="15.214cm"/>
        </style:tab-stops>
      </style:paragraph-properties>
      <style:text-properties style:font-name="Adobe Caslon Pro Bold" fo:font-size="10pt" style:text-underline-style="none" fo:font-weight="bold" style:font-size-asian="10pt" style:font-weight-asian="bold" style:font-name-complex="Adobe Caslon Pro Bold"/>
    </style:style>
    <style:style style:name="P40" style:family="paragraph" style:parent-style-name="Achievement" style:list-style-name="L1">
      <style:paragraph-properties fo:margin-left="0.423cm" fo:margin-right="-0.318cm" fo:text-indent="-0.423cm" style:auto-text-indent="false">
        <style:tab-stops>
          <style:tab-stop style:position="5.292cm"/>
        </style:tab-stops>
      </style:paragraph-properties>
      <style:text-properties style:font-name="Adobe Caslon Pro Bold" fo:font-size="10pt" style:font-size-asian="10pt" style:font-name-complex="Adobe Caslon Pro Bold"/>
    </style:style>
    <style:style style:name="P41" style:family="paragraph" style:parent-style-name="Achievement" style:list-style-name="L1">
      <style:paragraph-properties fo:margin-left="0.423cm" fo:margin-right="-0.318cm" fo:text-indent="-0.423cm" style:auto-text-indent="false"/>
      <style:text-properties style:font-name="Adobe Caslon Pro Bold" fo:font-size="10pt" style:font-size-asian="10pt" style:font-name-complex="Adobe Caslon Pro Bold"/>
    </style:style>
    <style:style style:name="P42" style:family="paragraph" style:parent-style-name="Achievement" style:list-style-name="L1">
      <style:paragraph-properties fo:margin-left="0.423cm" fo:margin-right="-0.318cm" fo:text-indent="-0.423cm" style:auto-text-indent="false"/>
      <style:text-properties style:font-name="Adobe Caslon Pro Bold" fo:font-size="10pt" style:text-underline-style="solid" style:text-underline-width="auto" style:text-underline-color="font-color" fo:font-weight="bold" style:font-size-asian="10pt" style:font-weight-asian="bold" style:font-name-complex="Adobe Caslon Pro 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Adobe Caslon Pro Bold"/>
    </style:style>
    <style:style style:name="T4" style:family="text">
      <style:text-properties fo:letter-spacing="0.025cm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font-weight-complex="bold"/>
    </style:style>
    <style:style style:name="T9" style:family="text">
      <style:text-properties style:text-underline-style="none" fo:font-weight="bold" style:font-weight-asian="bold"/>
    </style:style>
    <style:style style:name="T10" style:family="text">
      <style:text-properties fo:font-weight="normal" style:font-weight-asian="normal" style:font-weight-complex="normal"/>
    </style:style>
    <text:list-style style:name="L1" text:consecutive-numbering="true">
      <text:list-level-style-bullet text:level="1" text:style-name="WW8NumSt1z0" style:num-prefix="*" text:bullet-char="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.PRABAKARAN,</text:p>
      <text:p text:style-name="P17">NO:3,SENGANEEMEDU,</text:p>
      <text:p text:style-name="P16">VAYALUR POST,</text:p>
      <text:p text:style-name="P19">CH-601203.</text:p>
      <text:p text:style-name="P18">Ph : +919585317729<text:tab/><text:tab/><text:tab/><text:tab/><text:tab/><text:tab/></text:p>
      <text:p text:style-name="P4"><text:span text:style-name="Internet_20_link">PRPRABHAAKARAN@GMAIL.COM</text:span><text:tab/><text:tab/><text:tab/><text:tab/><text:tab/><text:tab/></text:p>
      <text:p text:style-name="P20"/>
      <text:p text:style-name="P20">objective</text:p>
      <text:p text:style-name="P10"/>
      <text:p text:style-name="P23"><text:span text:style-name="T3"><text:s text:c="11"/></text:span>To get a growth oriented position in a reputed organization where my skills can be utilized for improvement and success of the organization.</text:p>
      <text:p text:style-name="P23"/>
      <text:p text:style-name="P20">Education</text:p>
      <text:p text:style-name="P2"/>
      <text:p text:style-name="P5">B.E (CSE)</text:p>
      <text:p text:style-name="P3">Institution<text:tab/>:<text:tab/>T.J.S Engineering College,Kavaraipet.</text:p>
      <text:p text:style-name="P3">University<text:tab/>:<text:tab/>Anna University</text:p>
      <text:p text:style-name="P3">Year of passing<text:tab/>:<text:tab/>2015</text:p>
      <text:p text:style-name="P3">CGPA<text:tab/>:<text:tab/><text:span text:style-name="T1">7.27</text:span></text:p>
      <text:p text:style-name="P3"/>
      <text:p text:style-name="P5">12th – STATE BOARD</text:p>
      <text:p text:style-name="P3">Institution<text:tab/>:<text:tab/>Govt.hr.sec school,Thiruvellaivoyal.</text:p>
      <text:p text:style-name="P3">Year of passing<text:tab/>:<text:tab/>2011</text:p>
      <text:p text:style-name="P3">Percentage<text:tab/>:<text:tab/><text:span text:style-name="T2">77.5</text:span><text:span text:style-name="T1">%</text:span></text:p>
      <text:p text:style-name="P3"/>
      <text:p text:style-name="P6">10th – STATE BOARD</text:p>
      <text:p text:style-name="P3">Institution<text:tab/>:<text:tab/>Govt.hr.sec school,Thiruvellaivoyal.</text:p>
      <text:p text:style-name="P3">Year of passing<text:tab/>:<text:tab/>2009</text:p>
      <text:p text:style-name="P3">Percentage<text:tab/>:<text:tab/><text:span text:style-name="T1">88.8%</text:span></text:p>
      <text:p text:style-name="P9"/>
      <text:p text:style-name="P21">Skill SET<text:tab/></text:p>
      <text:p text:style-name="P24">Technical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Languages</text:p>
          </table:table-cell>
          <table:table-cell table:style-name="Table1.B1" office:value-type="string">
            <text:p text:style-name="P1">Php,Core JAVA<text:span text:style-name="T4">,.</text:span></text:p>
          </table:table-cell>
        </table:table-row>
        <table:table-row table:style-name="Table1.1">
          <table:table-cell table:style-name="Table1.A1" office:value-type="string">
            <text:p text:style-name="P7">Web based Development</text:p>
          </table:table-cell>
          <table:table-cell table:style-name="Table1.B1" office:value-type="string">
            <text:p text:style-name="P1">Html</text:p>
          </table:table-cell>
        </table:table-row>
        <table:table-row table:style-name="Table1.1">
          <table:table-cell table:style-name="Table1.A1" office:value-type="string">
            <text:p text:style-name="P7">Operating system</text:p>
          </table:table-cell>
          <table:table-cell table:style-name="Table1.B1" office:value-type="string">
            <text:p text:style-name="P8">Windows</text:p>
          </table:table-cell>
        </table:table-row>
        <table:table-row table:style-name="Table1.1">
          <table:table-cell table:style-name="Table1.A1" office:value-type="string">
            <text:p text:style-name="P7">Tools</text:p>
          </table:table-cell>
          <table:table-cell table:style-name="Table1.B1" office:value-type="string">
            <text:p text:style-name="P8">Eclipse.</text:p>
          </table:table-cell>
        </table:table-row>
      </table:table>
      <text:list xml:id="list719570410" text:style-name="L1">
        <text:list-header>
          <text:p text:style-name="P36"/>
          <text:p text:style-name="P36">Non-Technical<text:tab/></text:p>
        </text:list-header>
      </text:list>
      <text:list xml:id="list608994500" text:style-name="WW8Num3">
        <text:list-item>
          <text:p text:style-name="P37">Honest and hardworking</text:p>
        </text:list-item>
        <text:list-item>
          <text:p text:style-name="P37">Willingness to learn</text:p>
        </text:list-item>
        <text:list-item>
          <text:p text:style-name="P37">Good team player</text:p>
        </text:list-item>
        <text:list-item>
          <text:p text:style-name="P37">Good communication skills, optimistic and positive attitude.</text:p>
        </text:list-item>
      </text:list>
      <text:p text:style-name="P21"/>
      <text:p text:style-name="P22"/>
      <text:p text:style-name="P25"/>
      <text:p text:style-name="P13"><text:soft-page-break/></text:p>
      <text:p text:style-name="P13"/>
      <text:p text:style-name="P12"><text:span text:style-name="T5">PROJECT</text:span> <text:span text:style-name="T5">DETAILS</text:span></text:p>
      <text:p text:style-name="P11"/>
      <text:p text:style-name="P11"><text:span text:style-name="T6">SECURE ONLINE PAYMENT SYSTEM FOR E-COMMERCE APPLICATION </text:span><text:span text:style-name="T8">(Academic</text:span><text:span text:style-name="T7">)</text:span></text:p>
      <text:p text:style-name="P29"/>
      <text:p text:style-name="P30"><text:span text:style-name="T1">MY ROLE:</text:span> Design for Control Module.</text:p>
      <text:p text:style-name="P30"/>
      <text:p text:style-name="P29">TEAM OF 3 ENGINEERING STUDENTS</text:p>
      <text:p text:style-name="P30"/>
      <text:p text:style-name="P30"><text:span text:style-name="T1">TOOLS &amp; Technology:</text:span> SqlServer,VisualStudio.</text:p>
      <text:p text:style-name="P30"/>
      <text:p text:style-name="P29"/>
      <text:p text:style-name="P29">PROJECT DESCRIPTION: </text:p>
      <text:p text:style-name="P29"/>
      <text:list xml:id="list269740163" text:style-name="WW8Num2">
        <text:list-item>
          <text:p text:style-name="P31">Reducing Identity Theft.</text:p>
        </text:list-item>
      </text:list>
      <text:p text:style-name="P15"/>
      <text:list xml:id="list879733825" text:continue-numbering="true" text:style-name="WW8Num2">
        <text:list-item>
          <text:p text:style-name="P33">Incresing combinations of encryption and decryption.</text:p>
        </text:list-item>
      </text:list>
      <text:p text:style-name="P12"><text:span text:style-name="T5">INTERNSHIP</text:span> <text:span text:style-name="T5">DETAILS</text:span></text:p>
      <text:list xml:id="list643258106" text:style-name="L2">
        <text:list-item>
          <text:p text:style-name="P34">Undergone internship in Why Global Services.</text:p>
        </text:list-item>
        <text:list-item>
          <text:p text:style-name="P34">Undergone a vocational In-Plant training in chennai port</text:p>
        </text:list-item>
      </text:list>
      <text:p text:style-name="P14"><text:span text:style-name="T5">WORK EXPERIENCE</text:span> <text:span text:style-name="T5">DETAILS</text:span></text:p>
      <text:list xml:id="list1166452849" text:style-name="L3">
        <text:list-item>
          <text:p text:style-name="P32">Working in <text:span text:style-name="T2">solvedge</text:span> as <text:span text:style-name="T2">JAVA DEVELOPER</text:span><text:span text:style-name="T10"> since 9th may.</text:span></text:p>
        </text:list-item>
      </text:list>
      <text:p text:style-name="P20">Personal Details</text:p>
      <text:list xml:id="list1724790714" text:continue-list="list719570410" text:style-name="L1">
        <text:list-header>
          <text:p text:style-name="P38"/>
          <text:p text:style-name="P38">Father’s name<text:tab/><text:tab/><text:tab/>:<text:tab/>Paranthaman.K</text:p>
          <text:p text:style-name="P38">Mother’s name<text:tab/><text:tab/><text:tab/>:<text:tab/>Ramani.P</text:p>
          <text:p text:style-name="P38">Date of Birth<text:tab/><text:tab/> <text:s text:c="10"/><text:tab/>:<text:tab/>24/03/1993</text:p>
          <text:p text:style-name="P38">Sex/ Civil Status<text:tab/><text:tab/><text:tab/>: <text:s text:c="10"/>Male/ Single <text:s/></text:p>
          <text:p text:style-name="P38">Nationality<text:tab/><text:tab/> <text:s text:c="13"/><text:tab/>: <text:s text:c="10"/>Indian</text:p>
          <text:p text:style-name="P40">Hobbies <text:s text:c="15"/><text:tab/> <text:s text:c="8"/><text:tab/>: <text:s text:c="9"/>Playing cricket,watching TV and listening music.</text:p>
        </text:list-header>
      </text:list>
      <text:p text:style-name="P27"/>
      <text:p text:style-name="P27"/>
      <text:list xml:id="list1947801895" text:continue-numbering="true" text:style-name="L1">
        <text:list-header>
          <text:p text:style-name="P42">DECLARATION:</text:p>
        </text:list-header>
      </text:list>
      <text:p text:style-name="P26"/>
      <text:p text:style-name="P26"/>
      <text:list xml:id="list1124486989" text:continue-numbering="true" text:style-name="L1">
        <text:list-header>
          <text:p text:style-name="P41"><text:span text:style-name="T3"><text:s text:c="3"/></text:span>I hereby declare that all the information mentioned above is true to my knowledge and I bear the responsibility for the above mentioned particulars.</text:p>
        </text:list-header>
      </text:list>
      <text:p text:style-name="P28"/>
      <text:p text:style-name="P28"/>
      <text:list xml:id="list861277107" text:continue-numbering="true" text:style-name="L1">
        <text:list-header>
          <text:p text:style-name="P39">DATE: <text:s text:c="95"/>P.PRABAKARAN.</text:p>
          <text:p text:style-name="P41"><text:span text:style-name="T9">PLACE:</text:span>Chennai<text:span text:style-name="T1"> <text:s text:c="123"/><text:tab/><text:tab/><text:tab/><text:tab/><text:tab/><text:tab/><text:tab/><text:tab/><text:tab/><text:tab/><text:tab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dobe Caslon Pro Bold" svg:font-family="'Adobe Caslon Pro Bold', 'Times New Roman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Batang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mpany_20_Name" style:display-name="Company Name" style:family="paragraph" style:parent-style-name="Standard" style:next-style-name="Standard">
      <style:paragraph-properties fo:margin-top="0.388cm" fo:margin-bottom="0cm" style:line-height-at-least="0.388cm">
        <style:tab-stops>
          <style:tab-stop style:position="2.54cm"/>
          <style:tab-stop style:position="11.43cm" style:type="right"/>
        </style:tab-stops>
      </style:paragraph-properties>
      <style:text-properties style:font-name="Garamond" fo:font-size="11pt" style:font-size-asian="11pt" style:font-name-complex="Garamond" style:font-size-complex="10pt"/>
    </style:style>
    <style:style style:name="Section_20_Title" style:display-name="Section Title" style:family="paragraph" style:parent-style-name="Standard" style:next-style-name="Objective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74pt solid #808080"/>
      <style:text-properties fo:text-transform="uppercase" style:font-name="Garamond" fo:font-size="10pt" fo:letter-spacing="0.026cm" style:font-size-asian="10pt" style:font-name-complex="Garamond" style:font-size-complex="10pt"/>
    </style:style>
    <style:style style:name="Objective" style:family="paragraph" style:parent-style-name="Standard" style:next-style-name="Text_20_body">
      <style:paragraph-properties fo:margin-top="0.106cm" fo:margin-bottom="0.388cm" style:line-height-at-least="0.388cm" fo:text-align="justify" style:justify-single-word="false"/>
      <style:text-properties style:font-name="Garamond" fo:font-size="11pt" style:font-size-asian="11pt" style:font-name-complex="Garamond" style:font-size-complex="10pt"/>
    </style:style>
    <style:style style:name="Achievement" style:family="paragraph" style:parent-style-name="Text_20_body">
      <style:paragraph-properties fo:margin-top="0cm" fo:margin-bottom="0.106cm" style:line-height-at-least="0.423cm" fo:text-align="justify" style:justify-single-word="false"/>
      <style:text-properties style:font-name="Garamond" fo:font-size="11pt" style:font-size-asian="11pt" style:font-name-complex="Garamond" style:font-size-complex="10pt"/>
    </style:style>
    <style:style style:name="Normal_2b_11pt" style:display-name="Normal+11pt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fo:color="#444444" fo:background-color="#ffffff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size="12pt" fo:language="en" fo:country="US" style:font-name-asian="Batang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St1z0" style:family="text">
      <style:text-properties style:font-name="Wingdings" fo:font-size="6pt" style:font-size-asian="6pt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ormal_2b_11pt_20_Char" style:display-name="Normal+11pt Char" style:family="text">
      <style:text-properties fo:color="#444444" fo:font-size="12pt" fo:language="en" fo:country="US" fo:background-color="#ffffff" style:font-name-asian="Batang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53cm" fo:margin-bottom="2.54cm" fo:margin-left="2.223cm" fo:margin-right="1.58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vinth</meta:initial-creator>
    <meta:creation-date>2013-03-18T16:27:00</meta:creation-date>
    <dc:creator>Prabakaran </dc:creator>
    <dc:date>2017-06-05T11:54:12</dc:date>
    <meta:editing-cycles>12</meta:editing-cycles>
    <meta:editing-duration>PT27M5S</meta:editing-duration>
    <meta:generator>LibreOffice/3.5$Linux_x86 LibreOffice_project/350m1$Build-2</meta:generator>
    <meta:document-statistic meta:table-count="1" meta:image-count="0" meta:object-count="0" meta:page-count="2" meta:paragraph-count="61" meta:word-count="261" meta:character-count="2072" meta:non-whitespace-character-count="1541"/>
    <meta:user-defined meta:name="Info 1"/>
    <meta:user-defined meta:name="Info 2"/>
    <meta:user-defined meta:name="Info 3"/>
    <meta:user-defined meta:name="Info 4"/>
  </office:meta>
</office:document-meta>
</file>